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marker-end="Arrow" draw:marker-end-center="false" draw:marker-end-width="12.755927610000001pt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marker-end="Arrow" draw:marker-end-center="false" draw:marker-end-width="12.755927610000001pt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6" style:family="graphic">
      <style:graphic-properties draw:fill="none" draw:stroke="solid" draw:stroke-linejoin="bevel" draw:textarea-horizontal-align="left" draw:textarea-vertical-align="middle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45.53140732370pt">
          <draw:rect draw:style-name="gr2" xml:id="shape-2" draw:id="shape-2" draw:layer="" svg:width="105.08443942374pt" svg:height="44.25699735586pt" svg:x="248.86795031818pt" svg:y="46.16074706419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3" draw:id="shape-3" draw:layer="" svg:width="105.08443942374pt" svg:height="44.25699735586pt" svg:x="248.86795031818pt" svg:y="46.16074706419pt">
            <draw:glue-point draw:id="4" svg:x="0.50000000000pt" svg:y="0.50000000000pt" draw:align="center"/>
            <draw:glue-point draw:id="5" svg:x="0.50000000000pt" svg:y="0.50000000000pt" draw:align="center"/>
            <text:p text:style-name="P1">Button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" draw:id="shape-4" svg:y="123.81994212643pt">
          <draw:rect draw:style-name="gr4" xml:id="shape-5" draw:id="shape-5" draw:layer="" svg:width="129.34285865839pt" svg:height="43.15434193611pt" svg:x="269.81840329355pt" svg:y="127.75724812619pt">
            <draw:glue-point draw:id="4" svg:x="0.50000000000pt" svg:y="0.50000000000pt" draw:align="center"/>
            <draw:glue-point draw:id="5" svg:x="0.50000000000pt" svg:y="0.50000000000pt" draw:align="center"/>
            <text:p text:style-name="P1">Icon</text:p>
          </draw:rect>
          <draw:rect draw:style-name="gr4" xml:id="shape-6" draw:id="shape-6" draw:layer="" svg:width="129.34285865839pt" svg:height="43.15434193611pt" svg:x="269.81840329355pt" svg:y="127.75724812619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7" draw:id="shape-7" svg:y="121.61463128692pt">
          <draw:rect draw:style-name="gr5" xml:id="shape-8" draw:id="shape-8" draw:layer="" svg:width="126.03489239912pt" svg:height="46.46230819538pt" svg:x="412.06095244218pt" svg:y="124.4492818669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9" draw:id="shape-9" draw:layer="" svg:width="126.03489239912pt" svg:height="46.46230819538pt" svg:x="412.06095244218pt" svg:y="124.44928186692pt">
            <draw:glue-point draw:id="4" svg:x="0.50000000000pt" svg:y="0.50000000000pt" draw:align="center"/>
            <draw:glue-point draw:id="5" svg:x="0.50000000000pt" svg:y="0.50000000000pt" draw:align="center"/>
            <text:p text:style-name="P1">Large_icon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10" draw:id="shape-10" svg:y="128.23056380546pt">
          <draw:rect draw:style-name="gr5" xml:id="shape-11" draw:id="shape-11" draw:layer="" svg:width="142.57472369547pt" svg:height="38.74372025708pt" svg:x="82.36698193491pt" svg:y="131.06521438546pt">
            <draw:glue-point draw:id="4" svg:x="0.50000000000pt" svg:y="0.50000000000pt" draw:align="center"/>
            <draw:glue-point draw:id="5" svg:x="0.50000000000pt" svg:y="0.50000000000pt" draw:align="center"/>
            <text:p text:style-name="P1">Menu_item</text:p>
          </draw:rect>
          <draw:rect draw:style-name="gr4" xml:id="shape-12" draw:id="shape-12" draw:layer="" svg:width="142.57472369547pt" svg:height="38.74372025708pt" svg:x="82.36698193491pt" svg:y="131.06521438546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connector draw:style-name="gr6" xml:id="shape-13" draw:id="shape-13" draw:layer="" draw:type="standard" draw:start-shape="shape-12" draw:start-glue-point="0" draw:end-shape="shape-2" draw:end-glue-point="2" svg:d="M0 40.6475L0 20.6475L0 20.3237L147.756 20.3237L147.756 20L147.756 0" svg:viewBox="0 0 148 41"/>
        <draw:connector draw:style-name="gr6" xml:id="shape-14" draw:id="shape-14" draw:layer="" draw:type="standard" draw:start-shape="shape-2" draw:start-glue-point="2" draw:end-shape="shape-15" draw:end-glue-point="0" svg:d="M0 0L0 20L16.5398 20L16.5398 17.3395L33.0797 17.3395L33.0797 17.3395L33.0797 37.3395" svg:viewBox="0 0 33 37"/>
        <draw:connector draw:style-name="gr6" xml:id="shape-16" draw:id="shape-16" draw:layer="" draw:type="standard" draw:start-shape="shape-3" draw:start-glue-point="2" draw:end-shape="shape-17" draw:end-glue-point="0" svg:d="M0 0L0 20L86.8341 20L86.8341 14.0315L173.668 14.0315L173.668 14.0315L173.668 34.0315" svg:viewBox="0 0 174 34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draw:marker draw:name="Arrow" draw:display-name="Arrow" svg:d="m10 0-10 30h20z" svg:viewBox="0 0 20 30"/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3</meta:generator>
    <dc:title/>
    <meta:initial-creator>Unknown</meta:initial-creator>
    <meta:editing-cycles>1</meta:editing-cycles>
    <dc:date>2013-08-28T10:44:22</dc:date>
    <meta:creation-date>2013-08-28T10:36:26</meta:creation-date>
    <dc:creator>Hazel Windle</dc:creator>
    <meta:user-defined meta:name="email">hazelwindle@linux-paradise.co.uk</meta:user-defined>
  </office:meta>
</office:document-meta>
</file>